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8cm" fo:min-width="0.501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358cm" fo:min-width="0.438cm" loext:decorative="false"/>
    </style:style>
    <style:style style:name="gr6" style:family="graphic">
      <style:graphic-properties loext:decorative="false"/>
    </style:style>
    <style:style style:name="gr7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8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9" style:family="graphic" style:parent-style-name="objectwithoutfill">
      <style:graphic-properties svg:stroke-color="#168253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8cm" fo:min-width="0cm" loext:decorative="false"/>
      <style:paragraph-properties style:writing-mode="lr-tb"/>
    </style:style>
    <style:style style:name="gr11" style:family="graphic" style:parent-style-name="standard">
      <style:graphic-properties svg:stroke-width="0.5cm" svg:stroke-color="#168253" draw:marker-start-width="0.95cm" draw:marker-end-width="0.95cm" draw:fill="solid" draw:fill-color="#dee6ef" draw:textarea-vertical-align="middle" draw:auto-grow-height="false" fo:min-height="13.001cm" fo:min-width="23.751cm" fo:padding-top="0.375cm" fo:padding-bottom="0.375cm" fo:padding-left="0.5cm" fo:padding-right="0.5cm" fo:wrap-option="wrap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44pt"/>
    </style:style>
    <style:style style:name="P4" style:family="paragraph">
      <loext:graphic-properties draw:fill="none" draw:fill-color="#ffffff"/>
      <style:text-properties fo:color="#168253" loext:opacity="100%" fo:font-size="44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44pt" fo:font-weight="bold" style:font-size-asian="80pt" style:font-weight-asian="bold" style:font-size-complex="80pt" style:font-weight-complex="bold"/>
    </style:style>
    <style:style style:name="T2" style:family="text">
      <style:text-properties fo:color="#168253" loext:opacity="100%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6.879cm" svg:height="9.999cm" svg:x="2cm" svg:y="2cm" svg:viewBox="0 0 6880 10000" draw:points="1876,0 6880,0 6880,10000 0,10000 0,1875">
            <text:p/>
          </draw:polygon>
          <draw:line draw:style-name="gr3" draw:text-style-name="P2" draw:layer="layout" svg:x1="3.163cm" svg:y1="5.1cm" svg:x2="7.472cm" svg:y2="5.125cm">
            <text:p/>
          </draw:line>
          <draw:line draw:style-name="gr3" draw:text-style-name="P2" draw:layer="layout" svg:x1="3.163cm" svg:y1="7.6cm" svg:x2="7.541cm" svg:y2="7.6cm">
            <text:p/>
          </draw:line>
          <draw:line draw:style-name="gr3" draw:text-style-name="P2" draw:layer="layout" svg:x1="3.163cm" svg:y1="8.85cm" svg:x2="7.541cm" svg:y2="8.85cm">
            <text:p/>
          </draw:line>
          <draw:line draw:style-name="gr3" draw:text-style-name="P2" draw:layer="layout" svg:x1="3.163cm" svg:y1="6.35cm" svg:x2="7.541cm" svg:y2="6.35cm">
            <text:p/>
          </draw:line>
          <draw:frame draw:style-name="gr4" draw:text-style-name="P4" draw:layer="layout" svg:width="1.107cm" svg:height="2.128cm" svg:x="2.682cm" svg:y="2.463cm">
            <draw:text-box>
              <text:p text:style-name="P3"><text:span text:style-name="T1">{</text:span></text:p>
            </draw:text-box>
          </draw:frame>
          <draw:frame draw:style-name="gr4" draw:text-style-name="P4" draw:layer="layout" svg:width="1.107cm" svg:height="2.128cm" svg:x="2.751cm" svg:y="9.344cm">
            <draw:text-box>
              <text:p text:style-name="P3"><text:span text:style-name="T1">}</text:span></text:p>
            </draw:text-box>
          </draw:frame>
          <draw:custom-shape draw:style-name="gr5" draw:text-style-name="P1" draw:layer="layout" svg:width="1.875cm" svg:height="1.876cm" draw:transform="rotate (1.5707963267949) translate (2cm 3.87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6">
            <draw:line draw:style-name="gr7" draw:text-style-name="P1" draw:layer="layout" svg:x1="2cm" svg:y1="12cm" svg:x2="8.88cm" svg:y2="12cm">
              <text:p/>
            </draw:line>
            <draw:line draw:style-name="gr7" draw:text-style-name="P1" draw:layer="layout" svg:x1="2cm" svg:y1="12cm" svg:x2="2cm" svg:y2="3.875cm">
              <text:p/>
            </draw:line>
            <draw:line draw:style-name="gr7" draw:text-style-name="P1" draw:layer="layout" svg:x1="3.876cm" svg:y1="2cm" svg:x2="8.88cm" svg:y2="2cm">
              <text:p/>
            </draw:line>
            <draw:line draw:style-name="gr7" draw:text-style-name="P1" draw:layer="layout" svg:x1="8.88cm" svg:y1="2cm" svg:x2="8.88cm" svg:y2="12cm">
              <text:p/>
            </draw:line>
            <draw:line draw:style-name="gr7" draw:text-style-name="P1" draw:layer="layout" svg:x1="3.876cm" svg:y1="2cm" svg:x2="2cm" svg:y2="3.875cm">
              <text:p/>
            </draw:line>
            <draw:line draw:style-name="gr7" draw:text-style-name="P1" draw:layer="layout" svg:x1="2.031cm" svg:y1="3.875cm" svg:x2="3.907cm" svg:y2="3.875cm">
              <text:p/>
            </draw:line>
            <draw:line draw:style-name="gr7" draw:text-style-name="P1" draw:layer="layout" svg:x1="3.939cm" svg:y1="2cm" svg:x2="3.939cm" svg:y2="3.875cm">
              <text:p/>
            </draw:line>
          </draw:g>
        </draw:g>
        <draw:g draw:style-name="gr1">
          <draw:g draw:style-name="gr6">
            <draw:polygon draw:style-name="gr8" draw:text-style-name="P1" draw:layer="layout" svg:width="6.879cm" svg:height="9.999cm" svg:x="21.12cm" svg:y="9cm" svg:viewBox="0 0 6880 10000" draw:points="0,10000 0,0 6880,0 6880,10000">
              <text:p/>
            </draw:polygon>
            <draw:line draw:style-name="gr9" draw:text-style-name="P2" draw:layer="layout" svg:x1="22.371cm" svg:y1="10.875cm" svg:x2="26.749cm" svg:y2="10.875cm">
              <text:p/>
            </draw:line>
            <draw:line draw:style-name="gr3" draw:text-style-name="P2" draw:layer="layout" svg:x1="22.371cm" svg:y1="10.875cm" svg:x2="26.749cm" svg:y2="10.875cm">
              <text:p/>
            </draw:line>
            <draw:line draw:style-name="gr3" draw:text-style-name="P2" draw:layer="layout" svg:x1="22.371cm" svg:y1="12.125cm" svg:x2="26.749cm" svg:y2="12.125cm">
              <text:p/>
            </draw:line>
            <draw:line draw:style-name="gr3" draw:text-style-name="P2" draw:layer="layout" svg:x1="22.371cm" svg:y1="13.375cm" svg:x2="26.749cm" svg:y2="13.375cm">
              <text:p/>
            </draw:line>
            <draw:line draw:style-name="gr3" draw:text-style-name="P2" draw:layer="layout" svg:x1="22.371cm" svg:y1="14.625cm" svg:x2="26.749cm" svg:y2="14.625cm">
              <text:p/>
            </draw:line>
            <draw:line draw:style-name="gr3" draw:text-style-name="P2" draw:layer="layout" svg:x1="22.371cm" svg:y1="15.875cm" svg:x2="26.749cm" svg:y2="15.875cm">
              <text:p/>
            </draw:line>
            <draw:line draw:style-name="gr3" draw:text-style-name="P2" draw:layer="layout" svg:x1="22.371cm" svg:y1="17.125cm" svg:x2="26.749cm" svg:y2="17.125cm">
              <text:p/>
            </draw:line>
            <draw:line draw:style-name="gr3" draw:text-style-name="P2" draw:layer="layout" svg:x1="22.371cm" svg:y1="13.375cm" svg:x2="26.749cm" svg:y2="13.375cm">
              <text:p/>
            </draw:line>
            <draw:polygon draw:style-name="gr8" draw:text-style-name="P1" draw:layer="layout" svg:width="6.879cm" svg:height="9.999cm" svg:x="21.12cm" svg:y="9cm" svg:viewBox="0 0 6880 10000" draw:points="0,10000 0,0 6880,0 6880,10000">
              <text:p/>
            </draw:polygon>
            <draw:line draw:style-name="gr3" draw:text-style-name="P2" draw:layer="layout" svg:x1="22.371cm" svg:y1="12.125cm" svg:x2="26.749cm" svg:y2="12.125cm">
              <text:p/>
            </draw:line>
            <draw:line draw:style-name="gr3" draw:text-style-name="P2" draw:layer="layout" svg:x1="22.371cm" svg:y1="13.375cm" svg:x2="26.749cm" svg:y2="13.375cm">
              <text:p/>
            </draw:line>
            <draw:line draw:style-name="gr3" draw:text-style-name="P2" draw:layer="layout" svg:x1="22.371cm" svg:y1="14.625cm" svg:x2="26.749cm" svg:y2="14.625cm">
              <text:p/>
            </draw:line>
            <draw:line draw:style-name="gr3" draw:text-style-name="P2" draw:layer="layout" svg:x1="22.371cm" svg:y1="15.875cm" svg:x2="26.749cm" svg:y2="15.875cm">
              <text:p/>
            </draw:line>
            <draw:line draw:style-name="gr3" draw:text-style-name="P2" draw:layer="layout" svg:x1="22.371cm" svg:y1="13.375cm" svg:x2="26.749cm" svg:y2="13.375cm">
              <text:p/>
            </draw:line>
            <draw:frame draw:style-name="gr10" draw:text-style-name="P4" draw:layer="layout" svg:width="0.608cm" svg:height="2.128cm" svg:x="21.858cm" svg:y="9.513cm">
              <draw:text-box>
                <text:p text:style-name="P3"><text:span text:style-name="T2">{</text:span></text:p>
              </draw:text-box>
            </draw:frame>
            <draw:frame draw:style-name="gr10" draw:text-style-name="P4" draw:layer="layout" svg:width="0.608cm" svg:height="2.128cm" svg:x="21.976cm" svg:y="16.341cm">
              <draw:text-box>
                <text:p text:style-name="P3"><text:span text:style-name="T2">}</text:span></text:p>
              </draw:text-box>
            </draw:frame>
          </draw:g>
        </draw:g>
        <draw:custom-shape draw:style-name="gr11" draw:text-style-name="P1" draw:layer="layout" svg:width="24.75cm" svg:height="13.75cm" svg:x="-2.25cm" svg:y="2cm">
          <text:p/>
          <draw:enhanced-geometry svg:viewBox="0 0 21600 21600" draw:text-areas="0 0 21600 21600" draw:type="circular-arrow" draw:modifiers="-90.0522815912052 -32.7153396205469 7810.87860673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2:26:53.818000000</meta:creation-date>
    <dc:date>2025-11-23T19:36:44.695510300</dc:date>
    <meta:editing-duration>PT3H54M57S</meta:editing-duration>
    <meta:editing-cycles>8</meta:editing-cycles>
    <meta:generator>LibreOffice/25.2.6.2$Windows_X86_64 LibreOffice_project/729c5bfe710f5eb71ed3bbde9e06a6065e9c6c5d</meta:generator>
    <meta:document-statistic meta:object-count="37"/>
  </office:meta>
</office:document-meta>
</file>